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/>
    </style:style>
    <style:style style:name="gr2" style:family="graphic" style:parent-style-name="standard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9cm" fo:padding-top="0.03cm" fo:padding-bottom="0.03cm" fo:padding-left="0.049cm" fo:padding-right="0.049cm" draw:shadow="hidden" draw:shadow-offset-x="0.199cm" draw:shadow-offset-y="0.199cm" draw:shadow-color="#808080" text:animation-delay="P0D"/>
      <style:paragraph-properties style:writing-mode="lr-tb"/>
    </style:style>
    <style:style style:name="gr3" style:family="graphic" style:parent-style-name="standard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gr4" style:family="graphic" style:parent-style-name="Oggetto_20_senza_20_riempimento_20_e_20_linee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/>
    </style:style>
    <style:style style:name="gr5" style:family="graphic" style:parent-style-name="standard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  <style:paragraph-properties style:writing-mode="lr-tb"/>
    </style:style>
    <style:style style:name="gr7" style:family="graphic" style:parent-style-name="standard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gr8" style:family="graphic" style:parent-style-name="standard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gr9" style:family="graphic" style:parent-style-name="standard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  <style:paragraph-properties style:writing-mode="lr-tb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frame draw:style-name="gr1" draw:text-style-name="P1" draw:layer="layout" svg:width="2.1cm" svg:height="1.599cm" svg:x="5.24cm" svg:y="14.277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15.437cm">
            <draw:text-box>
              <text:p text:style-name="P2"><text:span text:style-name="T1">Turnista</text:span></text:p>
            </draw:text-box>
          </draw:frame>
        </draw:g>
        <draw:frame draw:style-name="gr2" draw:text-style-name="P3" draw:layer="layout" svg:width="2.56cm" svg:height="0.539cm" svg:x="9.92cm" svg:y="15.437cm">
          <draw:text-box>
            <text:p text:style-name="P2"><text:span text:style-name="T1">Fureria</text:span></text:p>
          </draw:text-box>
        </draw:frame>
        <draw:g>
          <draw:frame draw:style-name="gr1" draw:text-style-name="P1" draw:layer="layout" svg:width="2.1cm" svg:height="1.601cm" svg:x="13.74cm" svg:y="14.213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14.516cm" svg:y="15.437cm">
            <draw:text-box>
              <text:p text:style-name="P2"><text:span text:style-name="T1">Personale</text:span></text:p>
            </draw:text-box>
          </draw:frame>
        </draw:g>
        <draw:path draw:style-name="gr3" draw:text-style-name="P4" draw:layer="layout" svg:width="2.917cm" svg:height="0.721cm" draw:transform="rotate (2.90771853382255) translate (9.57268850464016cm 16.2299526177853cm)" svg:viewBox="0 0 2918 722" svg:d="M0 722c1320-932 2918-695 2918-695">
          <text:p/>
        </draw:path>
        <draw:frame draw:style-name="gr2" draw:text-style-name="P5" draw:layer="layout" svg:width="2.463cm" svg:height="0.539cm" svg:x="7.02cm" svg:y="15.275cm">
          <draw:text-box>
            <text:p text:style-name="P2"><text:span text:style-name="T2">risposta ok/no</text:span></text:p>
          </draw:text-box>
        </draw:frame>
        <draw:g>
          <draw:path draw:style-name="gr3" draw:text-style-name="P4" draw:layer="layout" svg:width="2.917cm" svg:height="0.721cm" draw:transform="rotate (-0.233874119767241) translate (6.89431148525699cm 14.1233526725711cm)" svg:viewBox="0 0 2918 722" svg:d="M0 722c1320-931 2918-695 2918-695">
            <text:p/>
          </draw:path>
        </draw:g>
        <draw:frame draw:style-name="gr2" draw:text-style-name="P5" draw:layer="layout" svg:width="2.463cm" svg:height="0.539cm" svg:x="6.978cm" svg:y="14.533cm">
          <draw:text-box>
            <text:p text:style-name="P2"><text:span text:style-name="T2">richiesta</text:span></text:p>
          </draw:text-box>
        </draw:frame>
        <draw:frame draw:style-name="gr4" draw:text-style-name="P1" draw:layer="layout" svg:width="2.163cm" svg:height="1.521cm" svg:x="9.396cm" svg:y="14.232cm">
          <draw:image xlink:href="Pictures/10000001000002BC000002BC09D84920A0FF7145.png" xlink:type="simple" xlink:show="embed" xlink:actuate="onLoad" draw:mime-type="image/png">
            <text:p/>
          </draw:image>
        </draw:frame>
        <draw:line draw:style-name="gr5" draw:text-style-name="P7" draw:layer="layout" svg:x1="10.916cm" svg:y1="15.147cm" svg:x2="13.916cm" svg:y2="15.147cm">
          <text:p text:style-name="P6"><text:span text:style-name="T2">dati SO115</text:span></text:p>
        </draw:line>
        <draw:g draw:name="Shape 1">
          <draw:frame draw:style-name="gr1" draw:text-style-name="P1" draw:layer="layout" svg:width="2.1cm" svg:height="1.599cm" svg:x="5.24cm" svg:y="17.402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1" draw:text-style-name="P1" draw:layer="layout" svg:width="2.1cm" svg:height="1.601cm" svg:x="13.74cm" svg:y="17.338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18.562cm">
            <draw:text-box>
              <text:p text:style-name="P2"><text:span text:style-name="T1">Turnista</text:span></text:p>
            </draw:text-box>
          </draw:frame>
          <draw:frame draw:style-name="gr2" draw:text-style-name="P3" draw:layer="layout" svg:width="2.56cm" svg:height="0.539cm" svg:x="9.92cm" svg:y="18.562cm">
            <draw:text-box>
              <text:p text:style-name="P2"><text:span text:style-name="T1">Fureria</text:span></text:p>
            </draw:text-box>
          </draw:frame>
          <draw:frame draw:style-name="gr2" draw:text-style-name="P3" draw:layer="layout" svg:width="2.124cm" svg:height="0.539cm" svg:x="14.516cm" svg:y="18.562cm">
            <draw:text-box>
              <text:p text:style-name="P2"><text:span text:style-name="T1">Personale</text:span></text:p>
            </draw:text-box>
          </draw:frame>
          <draw:g>
            <draw:g>
              <draw:path draw:style-name="gr3" draw:text-style-name="P4" draw:layer="layout" svg:width="2.917cm" svg:height="0.721cm" draw:transform="rotate (-0.233874119767241) translate (6.89431148525699cm 17.219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6.978cm" svg:y="17.629cm">
              <draw:text-box>
                <text:p text:style-name="P2"><text:span text:style-name="T2">in copia</text:span></text:p>
              </draw:text-box>
            </draw:frame>
          </draw:g>
          <draw:frame draw:style-name="gr4" draw:text-style-name="P1" draw:layer="layout" svg:width="2.163cm" svg:height="1.521cm" svg:x="9.396cm" svg:y="17.357cm">
            <draw:image xlink:href="Pictures/10000001000002BC000002BC09D84920A0FF7145.png" xlink:type="simple" xlink:show="embed" xlink:actuate="onLoad" draw:mime-type="image/png">
              <text:p/>
            </draw:image>
          </draw:frame>
          <draw:g>
            <draw:g>
              <draw:path draw:style-name="gr3" draw:text-style-name="P4" draw:layer="layout" svg:width="7.177cm" svg:height="2.117cm" draw:transform="skewX (0.0904080552533063) rotate (-2.85780211721552) translate (14.01436947813cm 19.301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79cm" svg:y="19.611cm">
              <draw:text-box>
                <text:p text:style-name="P2"><text:span text:style-name="T2">giustificativi</text:span></text:p>
              </draw:text-box>
            </draw:frame>
          </draw:g>
          <draw:line draw:style-name="gr6" draw:text-style-name="P7" draw:layer="layout" svg:x1="10.916cm" svg:y1="18.472cm" svg:x2="13.916cm" svg:y2="18.472cm">
            <text:p text:style-name="P6"><text:span text:style-name="T2">dati SO115</text:span></text:p>
          </draw:line>
          <draw:g>
            <draw:g>
              <draw:path draw:style-name="gr7" draw:text-style-name="P4" draw:layer="layout" svg:width="7.177cm" svg:height="2.117cm" draw:transform="skewX (0.0904080552533063) rotate (-2.85780211721552) translate (14.00236947813cm 18.792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67cm" svg:y="19.002cm">
              <draw:text-box>
                <text:p text:style-name="P2"><text:span text:style-name="T2">risposta ok/no</text:span></text:p>
              </draw:text-box>
            </draw:frame>
          </draw:g>
          <draw:g>
            <draw:g>
              <draw:path draw:style-name="gr3" draw:text-style-name="P4" draw:layer="layout" svg:width="7.177cm" svg:height="2.117cm" draw:transform="skewX (-0.0905825881785057) rotate (-0.283790536374278) translate (7.11112446001577cm 15.692492331702cm)" svg:viewBox="0 0 7178 2118" svg:d="M0 2118c3245-2732 7178-2040 7178-2040">
                <text:p/>
              </draw:path>
            </draw:g>
            <draw:frame draw:style-name="gr2" draw:text-style-name="P5" draw:layer="layout" svg:width="2.463cm" svg:height="0.539cm" svg:x="9.167cm" svg:y="16.423cm">
              <draw:text-box>
                <text:p text:style-name="P2"><text:span text:style-name="T2">richiesta</text:span></text:p>
              </draw:text-box>
            </draw:frame>
          </draw:g>
        </draw:g>
        <draw:g draw:name="Shape 2">
          <draw:frame draw:style-name="gr1" draw:text-style-name="P1" draw:layer="layout" svg:width="2.1cm" svg:height="1.599cm" svg:x="5.24cm" svg:y="21.705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1" draw:text-style-name="P1" draw:layer="layout" svg:width="2.1cm" svg:height="1.601cm" svg:x="13.74cm" svg:y="21.641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22.865cm">
            <draw:text-box>
              <text:p text:style-name="P2"><text:span text:style-name="T1">Altro</text:span></text:p>
            </draw:text-box>
          </draw:frame>
          <draw:frame draw:style-name="gr2" draw:text-style-name="P3" draw:layer="layout" svg:width="2.56cm" svg:height="0.539cm" svg:x="9.92cm" svg:y="22.865cm">
            <draw:text-box>
              <text:p text:style-name="P2"><text:span text:style-name="T1">Respon.</text:span></text:p>
            </draw:text-box>
          </draw:frame>
          <draw:frame draw:style-name="gr2" draw:text-style-name="P3" draw:layer="layout" svg:width="2.124cm" svg:height="0.539cm" svg:x="14.516cm" svg:y="22.865cm">
            <draw:text-box>
              <text:p text:style-name="P2"><text:span text:style-name="T1">Personale</text:span></text:p>
            </draw:text-box>
          </draw:frame>
          <draw:g>
            <draw:g>
              <draw:path draw:style-name="gr8" draw:text-style-name="P4" draw:layer="layout" svg:width="2.917cm" svg:height="0.721cm" draw:transform="rotate (-0.233874119767241) translate (6.89431148525699cm 21.522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6.978cm" svg:y="22.032cm">
              <draw:text-box>
                <text:p text:style-name="P2"><text:span text:style-name="T2">accordo diretto</text:span></text:p>
              </draw:text-box>
            </draw:frame>
          </draw:g>
          <draw:frame draw:style-name="gr4" draw:text-style-name="P1" draw:layer="layout" svg:width="2.163cm" svg:height="1.521cm" svg:x="9.396cm" svg:y="21.66cm">
            <draw:image xlink:href="Pictures/10000001000002BC000002BC09D84920A0FF7145.png" xlink:type="simple" xlink:show="embed" xlink:actuate="onLoad" draw:mime-type="image/png">
              <text:p/>
            </draw:image>
          </draw:frame>
          <draw:g>
            <draw:g>
              <draw:path draw:style-name="gr3" draw:text-style-name="P4" draw:layer="layout" svg:width="7.177cm" svg:height="2.117cm" draw:transform="skewX (0.0904080552533063) rotate (-2.85780211721552) translate (14.01436947813cm 23.604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79cm" svg:y="23.914cm">
              <draw:text-box>
                <text:p text:style-name="P2"><text:span text:style-name="T2">giustificativi</text:span></text:p>
              </draw:text-box>
            </draw:frame>
          </draw:g>
          <draw:g>
            <draw:g>
              <draw:path draw:style-name="gr7" draw:text-style-name="P4" draw:layer="layout" svg:width="7.177cm" svg:height="2.117cm" draw:transform="skewX (0.0904080552533063) rotate (-2.85780211721552) translate (14.00236947813cm 23.095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67cm" svg:y="23.305cm">
              <draw:text-box>
                <text:p text:style-name="P2"><text:span text:style-name="T2">risposta ok/no</text:span></text:p>
              </draw:text-box>
            </draw:frame>
          </draw:g>
          <draw:g>
            <draw:g>
              <draw:path draw:style-name="gr3" draw:text-style-name="P4" draw:layer="layout" svg:width="7.177cm" svg:height="2.117cm" draw:transform="skewX (-0.0905825881785057) rotate (-0.283790536374278) translate (7.0593951473399cm 20.0225712811222cm)" svg:viewBox="0 0 7178 2118" svg:d="M0 2118c3245-2732 7178-2040 7178-2040">
                <text:p/>
              </draw:path>
            </draw:g>
            <draw:frame draw:style-name="gr2" draw:text-style-name="P5" draw:layer="layout" svg:width="2.463cm" svg:height="0.539cm" svg:x="9.115cm" svg:y="20.705cm">
              <draw:text-box>
                <text:p text:style-name="P2"><text:span text:style-name="T2">richiesta</text:span></text:p>
              </draw:text-box>
            </draw:frame>
          </draw:g>
          <draw:g>
            <draw:g>
              <draw:path draw:style-name="gr8" draw:text-style-name="P4" draw:layer="layout" svg:width="2.917cm" svg:height="0.721cm" draw:transform="rotate (-0.233874119767241) translate (10.994311485257cm 21.522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11.078cm" svg:y="22.032cm">
              <draw:text-box>
                <text:p text:style-name="P2"><text:span text:style-name="T2">verifica</text:span></text:p>
              </draw:text-box>
            </draw:frame>
          </draw:g>
        </draw:g>
        <draw:g>
          <draw:g>
            <draw:g>
              <draw:path draw:style-name="gr3" draw:text-style-name="P4" draw:layer="layout" svg:width="2.917cm" svg:height="0.721cm" draw:transform="rotate (-0.233874119767241) translate (4.91731148525699cm 7.840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5.001cm" svg:y="8.25cm">
              <draw:text-box>
                <text:p text:style-name="P2"><text:span text:style-name="T2">USO</text:span></text:p>
              </draw:text-box>
            </draw:frame>
          </draw:g>
          <draw:g>
            <draw:frame draw:style-name="gr1" draw:text-style-name="P1" draw:layer="layout" svg:width="2.1cm" svg:height="1.601cm" svg:x="7.15cm" svg:y="8.312cm">
              <draw:image xlink:href="Pictures/10000001000002BC000002BCD8CA5E6BD13A5E4F.png" xlink:type="simple" xlink:show="embed" xlink:actuate="onLoad" draw:mime-type="image/png">
                <text:p/>
              </draw:image>
            </draw:frame>
            <draw:frame draw:style-name="gr2" draw:text-style-name="P3" draw:layer="layout" svg:width="2.124cm" svg:height="0.539cm" svg:x="7.926cm" svg:y="9.536cm">
              <draw:text-box>
                <text:p text:style-name="P2"><text:span text:style-name="T1">Personale</text:span></text:p>
              </draw:text-box>
            </draw:frame>
          </draw:g>
          <draw:g>
            <draw:frame draw:style-name="gr1" draw:text-style-name="P1" draw:layer="layout" svg:width="2.1cm" svg:height="1.601cm" svg:x="10.75cm" svg:y="8.312cm">
              <draw:image xlink:href="Pictures/10000001000002BC000002BCD8CA5E6BD13A5E4F.png" xlink:type="simple" xlink:show="embed" xlink:actuate="onLoad" draw:mime-type="image/png">
                <text:p/>
              </draw:image>
            </draw:frame>
            <draw:frame draw:style-name="gr2" draw:text-style-name="P3" draw:layer="layout" svg:width="2.124cm" svg:height="0.539cm" svg:x="11.526cm" svg:y="9.536cm">
              <draw:text-box>
                <text:p text:style-name="P2"><text:span text:style-name="T1">TEP</text:span></text:p>
              </draw:text-box>
            </draw:frame>
          </draw:g>
          <draw:g>
            <draw:g>
              <draw:path draw:style-name="gr3" draw:text-style-name="P4" draw:layer="layout" svg:width="2.917cm" svg:height="0.721cm" draw:transform="rotate (-2.90771853382255) translate (7.74387149787201cm 10.0014069450329cm)" svg:viewBox="0 0 2918 722" svg:d="M2918 722c-1320-931-2918-695-2918-695">
                <text:p/>
              </draw:path>
            </draw:g>
            <draw:frame draw:style-name="gr2" draw:text-style-name="P5" draw:layer="layout" svg:width="2.463cm" svg:height="0.539cm" svg:x="4.989cm" svg:y="9.75cm">
              <draw:text-box>
                <text:p text:style-name="P2"><text:span text:style-name="T2">Timbratura</text:span></text:p>
              </draw:text-box>
            </draw:frame>
          </draw:g>
          <draw:g>
            <draw:frame draw:style-name="gr2" draw:text-style-name="P3" draw:layer="layout" svg:width="2.56cm" svg:height="0.539cm" svg:x="1.75cm" svg:y="8.911cm">
              <draw:text-box>
                <text:p text:style-name="P2"><text:span text:style-name="T1">Capo servizio</text:span></text:p>
              </draw:text-box>
            </draw:frame>
            <draw:frame draw:style-name="gr4" draw:text-style-name="P1" draw:layer="layout" svg:width="2.163cm" svg:height="1.521cm" svg:x="3.175cm" svg:y="7.7cm">
              <draw:image xlink:href="Pictures/10000001000002BC000002BC09D84920A0FF7145.png" xlink:type="simple" xlink:show="embed" xlink:actuate="onLoad" draw:mime-type="image/png">
                <text:p/>
              </draw:image>
            </draw:frame>
          </draw:g>
          <draw:g>
            <draw:frame draw:style-name="gr1" draw:text-style-name="P1" draw:layer="layout" svg:width="2.1cm" svg:height="1.599cm" svg:x="3.225cm" svg:y="9.001cm">
              <draw:image xlink:href="Pictures/10000001000002BC000002BC0DAB6F67AE47266E.png" xlink:type="simple" xlink:show="embed" xlink:actuate="onLoad" draw:mime-type="image/png">
                <text:p/>
              </draw:image>
            </draw:frame>
            <draw:frame draw:style-name="gr2" draw:text-style-name="P3" draw:layer="layout" svg:width="2.124cm" svg:height="0.539cm" svg:x="2.235cm" svg:y="10.161cm">
              <draw:text-box>
                <text:p text:style-name="P2"><text:span text:style-name="T1">Personale</text:span></text:p>
              </draw:text-box>
            </draw:frame>
          </draw:g>
          <draw:g>
            <draw:g>
              <draw:path draw:style-name="gr3" draw:text-style-name="P4" draw:layer="layout" svg:width="2.917cm" svg:height="0.721cm" draw:transform="rotate (-0.233874119767241) translate (8.60531148525699cm 7.840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773cm" svg:x="8.689cm" svg:y="8.333cm">
              <draw:text-box>
                <text:p text:style-name="P2"><text:span text:style-name="T2">USO</text:span><text:span text:style-name="T2"><text:line-break/></text:span><text:span text:style-name="T2">+ presenze</text:span></text:p>
              </draw:text-box>
            </draw:frame>
          </draw:g>
          <draw:g>
            <draw:g>
              <draw:path draw:style-name="gr3" draw:text-style-name="P4" draw:layer="layout" svg:width="7.177cm" svg:height="2.117cm" draw:transform="skewX (-0.0905825881785057) rotate (2.90475147409416) translate (11.4605467883731cm 12.0854056783416cm)" svg:viewBox="0 0 7178 2118" svg:d="M0 2118c3245-2732 7178-2040 7178-2040">
                <text:p/>
              </draw:path>
            </draw:g>
            <draw:frame draw:style-name="gr2" draw:text-style-name="P5" draw:layer="layout" svg:width="2.463cm" svg:height="0.539cm" svg:x="6.58cm" svg:y="10.537cm">
              <draw:text-box>
                <text:p text:style-name="P2"><text:span text:style-name="T2">liquidazione</text:span></text:p>
              </draw:text-box>
            </draw:frame>
          </draw:g>
          <draw:line draw:style-name="gr9" draw:text-style-name="P7" draw:layer="layout" svg:x1="12.425cm" svg:y1="9.25cm" svg:x2="15.425cm" svg:y2="9.25cm">
            <text:p text:style-name="P6"><text:span text:style-name="T2">autorizzazione</text:span></text:p>
          </draw:line>
          <draw:g>
            <draw:frame draw:style-name="gr2" draw:text-style-name="P3" draw:layer="layout" svg:width="2.56cm" svg:height="0.539cm" svg:x="15.625cm" svg:y="9.461cm">
              <draw:text-box>
                <text:p text:style-name="P2"><text:span text:style-name="T1">Dirigente</text:span></text:p>
              </draw:text-box>
            </draw:frame>
            <draw:frame draw:style-name="gr4" draw:text-style-name="P1" draw:layer="layout" svg:width="2.163cm" svg:height="1.521cm" svg:x="15cm" svg:y="8.25cm">
              <draw:image xlink:href="Pictures/10000001000002BC000002BC09D84920A0FF7145.png" xlink:type="simple" xlink:show="embed" xlink:actuate="onLoad" draw:mime-type="image/png">
                <text:p/>
              </draw:image>
            </draw:frame>
          </draw:g>
        </draw:g>
        <draw:g>
          <draw:g>
            <draw:g>
              <draw:path draw:style-name="gr3" draw:text-style-name="P4" draw:layer="layout" svg:width="2.917cm" svg:height="0.721cm" draw:transform="rotate (-0.233874119767241) translate (4.91731148525699cm 2.747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5.001cm" svg:y="3.157cm">
              <draw:text-box>
                <text:p text:style-name="P2"><text:span text:style-name="T2">USA</text:span></text:p>
              </draw:text-box>
            </draw:frame>
          </draw:g>
          <draw:g>
            <draw:frame draw:style-name="gr1" draw:text-style-name="P1" draw:layer="layout" svg:width="2.1cm" svg:height="1.601cm" svg:x="7.15cm" svg:y="3.219cm">
              <draw:image xlink:href="Pictures/10000001000002BC000002BCD8CA5E6BD13A5E4F.png" xlink:type="simple" xlink:show="embed" xlink:actuate="onLoad" draw:mime-type="image/png">
                <text:p/>
              </draw:image>
            </draw:frame>
            <draw:frame draw:style-name="gr2" draw:text-style-name="P3" draw:layer="layout" svg:width="2.124cm" svg:height="0.539cm" svg:x="7.926cm" svg:y="4.443cm">
              <draw:text-box>
                <text:p text:style-name="P2"><text:span text:style-name="T1">Personale</text:span></text:p>
              </draw:text-box>
            </draw:frame>
          </draw:g>
          <draw:g>
            <draw:frame draw:style-name="gr1" draw:text-style-name="P1" draw:layer="layout" svg:width="2.1cm" svg:height="1.601cm" svg:x="10.75cm" svg:y="3.219cm">
              <draw:image xlink:href="Pictures/10000001000002BC000002BCD8CA5E6BD13A5E4F.png" xlink:type="simple" xlink:show="embed" xlink:actuate="onLoad" draw:mime-type="image/png">
                <text:p/>
              </draw:image>
            </draw:frame>
            <draw:frame draw:style-name="gr2" draw:text-style-name="P3" draw:layer="layout" svg:width="2.124cm" svg:height="0.539cm" svg:x="11.526cm" svg:y="4.443cm">
              <draw:text-box>
                <text:p text:style-name="P2"><text:span text:style-name="T1">TEP</text:span></text:p>
              </draw:text-box>
            </draw:frame>
          </draw:g>
          <draw:g>
            <draw:g>
              <draw:path draw:style-name="gr3" draw:text-style-name="P4" draw:layer="layout" svg:width="2.917cm" svg:height="0.721cm" draw:transform="rotate (-2.90771853382255) translate (7.74387149787201cm 4.90840694503295cm)" svg:viewBox="0 0 2918 722" svg:d="M2918 722c-1320-931-2918-695-2918-695">
                <text:p/>
              </draw:path>
            </draw:g>
            <draw:frame draw:style-name="gr2" draw:text-style-name="P5" draw:layer="layout" svg:width="2.463cm" svg:height="0.539cm" svg:x="4.989cm" svg:y="4.657cm">
              <draw:text-box>
                <text:p text:style-name="P2"><text:span text:style-name="T2">Timbratura</text:span></text:p>
              </draw:text-box>
            </draw:frame>
          </draw:g>
          <draw:g>
            <draw:frame draw:style-name="gr2" draw:text-style-name="P3" draw:layer="layout" svg:width="2.56cm" svg:height="0.539cm" svg:x="1.75cm" svg:y="3.818cm">
              <draw:text-box>
                <text:p text:style-name="P2"><text:span text:style-name="T1">Responsabile</text:span></text:p>
              </draw:text-box>
            </draw:frame>
            <draw:frame draw:style-name="gr4" draw:text-style-name="P1" draw:layer="layout" svg:width="2.163cm" svg:height="1.521cm" svg:x="3.175cm" svg:y="2.607cm">
              <draw:image xlink:href="Pictures/10000001000002BC000002BC09D84920A0FF7145.png" xlink:type="simple" xlink:show="embed" xlink:actuate="onLoad" draw:mime-type="image/png">
                <text:p/>
              </draw:image>
            </draw:frame>
          </draw:g>
          <draw:g>
            <draw:frame draw:style-name="gr1" draw:text-style-name="P1" draw:layer="layout" svg:width="2.1cm" svg:height="1.599cm" svg:x="3.225cm" svg:y="3.908cm">
              <draw:image xlink:href="Pictures/10000001000002BC000002BC0DAB6F67AE47266E.png" xlink:type="simple" xlink:show="embed" xlink:actuate="onLoad" draw:mime-type="image/png">
                <text:p/>
              </draw:image>
            </draw:frame>
            <draw:frame draw:style-name="gr2" draw:text-style-name="P3" draw:layer="layout" svg:width="2.124cm" svg:height="0.539cm" svg:x="2.21cm" svg:y="5.068cm">
              <draw:text-box>
                <text:p text:style-name="P2"><text:span text:style-name="T1">Personale</text:span></text:p>
              </draw:text-box>
            </draw:frame>
          </draw:g>
          <draw:g>
            <draw:g>
              <draw:path draw:style-name="gr3" draw:text-style-name="P4" draw:layer="layout" svg:width="2.917cm" svg:height="0.721cm" draw:transform="rotate (-0.233874119767241) translate (8.60531148525699cm 2.747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1.129cm" svg:x="8.689cm" svg:y="3.137cm">
              <draw:text-box>
                <text:p text:style-name="P2"><text:span text:style-name="T2">USA</text:span><text:span text:style-name="T2"><text:line-break/></text:span><text:span text:style-name="T2">+ presenze</text:span><text:span text:style-name="T2"><text:line-break/></text:span><text:span text:style-name="T2">+ distribuzione</text:span></text:p>
              </draw:text-box>
            </draw:frame>
          </draw:g>
          <draw:g>
            <draw:g>
              <draw:path draw:style-name="gr3" draw:text-style-name="P4" draw:layer="layout" svg:width="7.177cm" svg:height="2.117cm" draw:transform="skewX (-0.0905825881785057) rotate (2.90475147409416) translate (11.4605467883731cm 6.99240567834164cm)" svg:viewBox="0 0 7178 2118" svg:d="M0 2118c3245-2732 7178-2040 7178-2040">
                <text:p/>
              </draw:path>
            </draw:g>
            <draw:frame draw:style-name="gr2" draw:text-style-name="P5" draw:layer="layout" svg:width="2.463cm" svg:height="0.539cm" svg:x="6.58cm" svg:y="5.444cm">
              <draw:text-box>
                <text:p text:style-name="P2"><text:span text:style-name="T2">liquidazione</text:span></text:p>
              </draw:text-box>
            </draw:frame>
          </draw:g>
          <draw:line draw:style-name="gr9" draw:text-style-name="P7" draw:layer="layout" svg:x1="12.425cm" svg:y1="4.15cm" svg:x2="15.425cm" svg:y2="4.15cm">
            <text:p text:style-name="P6"><text:span text:style-name="T2">autorizzazione</text:span></text:p>
          </draw:line>
          <draw:g>
            <draw:frame draw:style-name="gr2" draw:text-style-name="P3" draw:layer="layout" svg:width="2.56cm" svg:height="0.539cm" svg:x="15.625cm" svg:y="4.361cm">
              <draw:text-box>
                <text:p text:style-name="P2"><text:span text:style-name="T1">Dirigente</text:span></text:p>
              </draw:text-box>
            </draw:frame>
            <draw:frame draw:style-name="gr4" draw:text-style-name="P1" draw:layer="layout" svg:width="2.163cm" svg:height="1.521cm" svg:x="15cm" svg:y="3.15cm">
              <draw:image xlink:href="Pictures/10000001000002BC000002BC09D84920A0FF7145.png" xlink:type="simple" xlink:show="embed" xlink:actuate="onLoad" draw:mime-type="image/png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11cm" draw:dots2="1" draw:dots2-length="0.011cm" draw:distance="0.011cm"/>
    <draw:stroke-dash draw:name="Dot" draw:style="rect" draw:dots1="1" draw:dots1-length="100%" draw:distance="100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3:08:39.438291441</meta:creation-date>
    <meta:editing-duration>PT2H2M15S</meta:editing-duration>
    <meta:editing-cycles>4</meta:editing-cycles>
    <meta:generator>LibreOffice/7.4.5.1$Linux_X86_64 LibreOffice_project/40$Build-1</meta:generator>
    <dc:date>2023-02-14T18:07:32.071026263</dc:date>
    <meta:document-statistic meta:object-count="131"/>
  </office:meta>
</office:document-meta>
</file>